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69EC575DA7.png"/>
  <manifest:file-entry manifest:media-type="image/png" manifest:full-path="Pictures/100002010000011D0000021796E4C414.png"/>
  <manifest:file-entry manifest:media-type="image/png" manifest:full-path="Pictures/1000020100000128000000B3B09CAB2D.png"/>
  <manifest:file-entry manifest:media-type="image/jpeg" manifest:full-path="Pictures/100000000000027600000221433EDE3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title">
      <style:graphic-properties draw:stroke="none" draw:fill="none" draw:fill-color="#ffffcc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993366"/>
    </style:style>
    <style:style style:name="pr2" style:family="presentation" style:parent-style-name="Title1-subtitle">
      <style:graphic-properties draw:stroke="none" draw:fill="none" draw:fill-color="#ffffcc" fo:min-height="4.87cm" draw:shadow="hidden" draw:shadow-color="#993366"/>
    </style:style>
    <style:style style:name="pr3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Default-title">
      <style:graphic-properties draw:stroke="none" draw:fill="none" draw:fill-color="#ffffcc" fo:min-height="3.177cm" draw:shadow="hidden" draw:shadow-color="#993366"/>
    </style:style>
    <style:style style:name="pr5" style:family="presentation" style:parent-style-name="Default-outline1">
      <style:graphic-properties draw:stroke="none" draw:fill="none" draw:fill-color="#ffffcc" fo:min-height="11.432cm" draw:shadow="hidden" draw:shadow-color="#993366"/>
    </style:style>
    <style:style style:name="pr6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text-align="center" style:writing-mode="lr-tb"/>
      <style:text-properties fo:font-size="24pt"/>
    </style:style>
    <style:style style:name="T1" style:family="text">
      <style:text-properties fo:color="#cc3366"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cc3366" fo:font-size="100%"/>
      </text:list-level-style-bullet>
    </text:list-style>
  </office:automatic-styles>
  <office:body>
    <office:presentation>
      <draw:page draw:name="Easter PowerPoint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9.297cm" svg:height="4.084cm" svg:x="1.904cm" svg:y="5.917cm" presentation:class="title" presentation:user-transformed="true">
          <draw:text-box>
            <text:p text:style-name="P1"><text:span text:style-name="T1">Easter PowerPoint</text:span></text:p>
          </draw:text-box>
        </draw:frame>
        <draw:frame presentation:style-name="pr2" draw:text-style-name="P3" draw:layer="layout" svg:width="15.791cm" svg:height="4.87cm" svg:x="3.809cm" svg:y="10.92cm" presentation:class="subtitle" presentation:placeholder="true" presentation:user-transformed="true">
          <draw:text-box/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2T1">
        <draw:frame presentation:style-name="pr4" draw:text-style-name="P3" draw:layer="layout" svg:width="21.59cm" svg:height="3.177cm" svg:x="1.905cm" svg:y="1.817cm" presentation:class="title" presentation:placeholder="true" presentation:user-transformed="true">
          <draw:text-box/>
        </draw:frame>
        <draw:frame presentation:style-name="pr5" draw:text-style-name="P4" draw:layer="layout" svg:width="21.59cm" svg:height="11.432cm" svg:x="1.905cm" svg:y="5.503cm" presentation:class="outline" presentation:placeholder="true" presentation:user-transformed="true">
          <draw:text-box/>
        </draw:frame>
        <presentation:notes draw:style-name="dp3">
          <draw:page-thumbnail draw:layer="layout" svg:width="12.7cm" svg:height="9.525cm" svg:x="3.175cm" svg:y="1.905cm" draw:page-number="2"/>
          <draw:frame presentation:style-name="pr6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3" draw:style-name="dp1" draw:master-page-name="Default" presentation:presentation-page-layout-name="AL2T1">
        <draw:frame draw:style-name="gr1" draw:text-style-name="P5" draw:layer="layout" svg:width="7.832cm" svg:height="4.754cm" svg:x="0cm" svg:y="14.296cm">
          <draw:image xlink:href="Pictures/1000020100000128000000B3B09CAB2D.png" xlink:type="simple" xlink:show="embed" xlink:actuate="onLoad">
            <text:p text:style-name="P3"/>
          </draw:image>
        </draw:frame>
        <draw:frame presentation:style-name="pr4" draw:text-style-name="P3" draw:layer="layout" svg:width="21.59cm" svg:height="3.177cm" svg:x="1.905cm" svg:y="1.817cm" presentation:class="title" presentation:placeholder="true" presentation:user-transformed="true">
          <draw:text-box/>
        </draw:frame>
        <draw:frame presentation:style-name="pr5" draw:text-style-name="P4" draw:layer="layout" svg:width="21.59cm" svg:height="11.432cm" svg:x="1.905cm" svg:y="5.503cm" presentation:class="outline" presentation:placeholder="true" presentation:user-transformed="true">
          <draw:text-box/>
        </draw:frame>
        <presentation:notes draw:style-name="dp3">
          <draw:page-thumbnail draw:layer="layout" svg:width="12.7cm" svg:height="9.525cm" svg:x="3.175cm" svg:y="1.905cm" draw:page-number="3"/>
          <draw:frame presentation:style-name="pr6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Times" style:font-family-generic="roman" style:font-pitch="variable" fo:color="#996699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996699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996699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996699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996699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996699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996699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996699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996699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9966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99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cc33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3366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cc99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cc99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99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cc99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cc99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cc99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cc99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cc99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cc99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99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cc99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cc99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99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cc99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cc99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cc99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cc99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cc9999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cc99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cc99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cc99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cc99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99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99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99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99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99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cc33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3366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cc99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cc99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99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cc99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cc99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cc99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cc99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cc99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cc99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999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cc99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cc99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99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cc99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cc99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cc99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cc99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cc9999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cc999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cc99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cc99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cc99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99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99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99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99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99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horizontal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993366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color="#996699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Times" style:font-family-generic="roman" style:font-pitch="variable" fo:color="#996699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996699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996699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996699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996699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996699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996699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996699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996699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996699" fo:font-size="100%"/>
      </text:list-level-style-bullet>
    </text:list-style>
    <text:list-style style:name="L2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4.234cm" svg:height="3.66cm" svg:x="21.153cm" svg:y="0cm">
        <draw:image xlink:href="Pictures/100000000000027600000221433EDE35.jpg" xlink:type="simple" xlink:show="embed" xlink:actuate="onLoad">
          <text:p/>
        </draw:image>
      </draw:frame>
      <draw:frame draw:style-name="gr4" draw:text-style-name="P3" draw:layer="backgroundobjects" svg:width="4.233cm" svg:height="3.056cm" svg:x="21.167cm" svg:y="15.994cm">
        <draw:image xlink:href="Pictures/10000000000001F400000169EC575DA7.png" xlink:type="simple" xlink:show="embed" xlink:actuate="onLoad">
          <text:p/>
        </draw:image>
      </draw:frame>
      <draw:frame presentation:style-name="Default-title" draw:layer="backgroundobjects" svg:width="21.59cm" svg:height="3.985cm" svg:x="1.905cm" svg:y="1.288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custom-shape draw:style-name="gr5" draw:text-style-name="P5" draw:layer="backgroundobjects" svg:width="0.925cm" svg:height="1.277cm" svg:x="22.442cm" svg:y="17.145cm">
        <text:p text:style-name="P4"><text:span text:style-name="T1">#</text:span></text:p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gr6" draw:text-style-name="P6" draw:layer="backgroundobjects" svg:width="19.05cm" svg:height="25.4cm" svg:x="0cm" svg:y="0cm">
          <text:p/>
        </draw:rect>
        <draw:frame presentation:style-name="pr1" draw:text-style-name="P7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1" draw:text-style-name="P9" draw:layer="backgroundobjects" svg:width="8.255cm" svg:height="1.271cm" svg:x="10.794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2" draw:text-style-name="P7" draw:layer="backgroundobjects" svg:width="8.255cm" svg:height="1.271cm" svg:x="-0.001cm" svg:y="24.129cm" presentation:class="footer">
          <draw:text-box>
            <text:p text:style-name="P4"><text:span text:style-name="T2"><presentation:footer/></text:span></text:p>
          </draw:text-box>
        </draw:frame>
        <draw:frame presentation:style-name="pr2" draw:text-style-name="P9" draw:layer="backgroundobjects" svg:width="8.255cm" svg:height="1.271cm" svg:x="10.794cm" svg:y="24.129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4" draw:text-style-name="P3" draw:layer="backgroundobjects" svg:width="10.182cm" svg:height="19.05cm" svg:x="15.218cm" svg:y="0cm">
        <draw:image xlink:href="Pictures/100002010000011D0000021796E4C414.png" xlink:type="simple" xlink:show="embed" xlink:actuate="onLoad">
          <text:p/>
        </draw:image>
      </draw:frame>
      <draw:frame presentation:style-name="Title1-title" draw:layer="backgroundobjects" svg:width="19.297cm" svg:height="4.084cm" svg:x="1.904cm" svg:y="5.917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6" draw:text-style-name="P6" draw:layer="backgroundobjects" svg:width="19.05cm" svg:height="25.4cm" svg:x="0cm" svg:y="0cm">
          <text:p/>
        </draw:rect>
        <draw:frame presentation:style-name="pr3" draw:text-style-name="P7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3" draw:text-style-name="P9" draw:layer="backgroundobjects" svg:width="8.255cm" svg:height="1.271cm" svg:x="10.794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pr4" draw:text-style-name="P7" draw:layer="backgroundobjects" svg:width="8.255cm" svg:height="1.271cm" svg:x="-0.001cm" svg:y="24.129cm" presentation:class="footer">
          <draw:text-box>
            <text:p text:style-name="P4"><text:span text:style-name="T2"><presentation:footer/></text:span></text:p>
          </draw:text-box>
        </draw:frame>
        <draw:frame presentation:style-name="pr4" draw:text-style-name="P9" draw:layer="backgroundobjects" svg:width="8.255cm" svg:height="1.271cm" svg:x="10.794cm" svg:y="24.129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PowerPoint Presentation</dc:title>
    <meta:initial-creator>Mark Stevenson</meta:initial-creator>
    <meta:creation-date>2006-02-25T12:00:53</meta:creation-date>
    <dc:creator>Pearce</dc:creator>
    <dc:date>2006-04-15T13:20:03</dc:date>
    <meta:print-date>2007-07-04T17:36:10</meta:print-date>
    <dc:language>en-US</dc:language>
    <meta:editing-cycles>7</meta:editing-cycles>
    <meta:editing-duration>PT3H12M11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